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color="#000000" draw:fill-color="#355269"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3" style:family="graphic">
      <style:graphic-properties svg:stroke-color="#000000" draw:fill-color="#000000" draw:textarea-horizontal-align="center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5526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P4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2" svg:x1="0.915cm" svg:y1="50.2cm" svg:x2="6.018cm" svg:y2="45.6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><text:span text:style-name="T1">Z -- AXIS</text:span></text:p>
            </draw:text-box>
          </draw:frame>
          <draw:line draw:z-index="2" draw:style-name="gr3" draw:text-style-name="P4" svg:x1="9.9cm" svg:y1="50.2cm" svg:x2="15.003cm" svg:y2="45.6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n the X, Y, and Z-axes</text:p>
          </table:table-cell>
          <table:table-cell table:number-columns-repeated="17"/>
          <table:table-cell table:style-name="ce1" office:value-type="string" calcext:value-type="string">
            <text:p>in the X, Y, and Z-axe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company: USBONG</text:p>
          </table:table-cell>
          <table:table-cell table:number-columns-repeated="17"/>
          <table:table-cell table:style-name="ce2" office:value-type="string" calcext:value-type="string">
            <text:p>@company: USBONG SOCIAL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17"/>
          <table:table-cell table:style-name="ce2" office:value-type="string" calcext:value-type="string">
            <text:p>@author: SYSON, MICHAEL B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17"/>
          <table:table-cell table:style-name="ce2" office:value-type="string" calcext:value-type="string">
            <text:p>@date created: 2020111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last updated: 20220312; from 20210210</text:p>
          </table:table-cell>
          <table:table-cell table:number-columns-repeated="17"/>
          <table:table-cell table:style-name="ce2" office:value-type="string" calcext:value-type="string">
            <text:p>@last updated: 20220312; from 20210210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NOTES: </text:p>
          </table:table-cell>
          <table:table-cell table:number-columns-repeated="3"/>
          <table:table-cell office:value-type="string" calcext:value-type="string">
            <text:p>COORDINATE SYSTEM = MAPA</text:p>
          </table:table-cell>
          <table:table-cell table:number-columns-repeated="13"/>
          <table:table-cell table:style-name="ce2" office:value-type="string" calcext:value-type="string">
            <text:p>NOTES: </text:p>
          </table:table-cell>
          <table:table-cell table:number-columns-repeated="3"/>
          <table:table-cell office:value-type="string" calcext:value-type="string">
            <text:p>COORDINATE SYSTEM = MAPA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POINT = DAUNGAN NG BARKO</text:p>
          </table:table-cell>
          <table:table-cell table:number-columns-repeated="17"/>
          <table:table-cell table:style-name="ce25" office:value-type="string" calcext:value-type="string">
            <text:p>POINT = DAUNGAN NG BARKO</text:p>
          </table:table-cell>
          <table:table-cell table:number-columns-repeated="2"/>
          <table:table-cell table:style-name="ce25"/>
          <table:table-cell table:number-columns-repeated="10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+STEP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-00-0000</text:date>, <text:time style:data-style-name="N2" text:time-value="10:00:59.461770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2-03-12T11:34:14.107397431</dc:date>
    <meta:editing-duration>PT5H47M9S</meta:editing-duration>
    <meta:editing-cycles>84</meta:editing-cycles>
    <meta:generator>LibreOffice/6.4.4.2$Linux_X86_64 LibreOffice_project/40$Build-2</meta:generator>
    <meta:print-date>2022-03-12T10:05:36.738405775</meta:print-date>
    <meta:document-statistic meta:table-count="1" meta:cell-count="225" meta:object-count="4"/>
  </office:meta>
</office:document-meta>
</file>